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0cm" svg:y="1.27cm">
          <text:p text:style-name="P1"><text:span text:style-name="T1">plan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4.605cm" svg:height="1.27cm" svg:x="0cm" svg:y="5.08cm">
          <text:p text:style-name="P1"><text:span text:style-name="T1">a cube shaped block to be on a pyramid shaped 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7.62cm" svg:y="1.27cm">
          <text:p text:style-name="P1"><text:span text:style-name="T1">delibera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81cm" svg:y1="1.905cm" svg:x2="7.62cm" svg:y2="1.905cm">
          <text:p/>
        </draw:line>
        <draw:line draw:style-name="gr2" draw:text-style-name="P2" draw:layer="layout" svg:x1="1.905cm" svg:y1="2.54cm" svg:x2="1.905cm" svg:y2="5.334cm">
          <text:p/>
        </draw:line>
        <draw:frame draw:style-name="gr3" draw:text-style-name="P4" draw:layer="layout" svg:width="2.657cm" svg:height="1.657cm" svg:x="3.782cm" svg:y="0.254cm">
          <draw:text-box>
            <text:p text:style-name="P3"><text:span text:style-name="T1">property</text:span></text:p>
            <text:p><text:span text:style-name="T1">layer</text:span></text:p>
          </draw:text-box>
        </draw:frame>
        <draw:frame draw:style-name="gr3" draw:text-style-name="P4" draw:layer="layout" svg:width="3.825cm" svg:height="1.657cm" svg:x="1.877cm" svg:y="2.71cm">
          <draw:text-box>
            <text:p><text:span text:style-name="T1">property</text:span></text:p>
            <text:p><text:span text:style-name="T1">positive-go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4.60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 Morgan</meta:initial-creator>
    <meta:creation-date>2013-07-17T07:30:12</meta:creation-date>
    <meta:generator>LibreOffice/4.0.2.2$Linux_X86_64 LibreOffice_project/400m0$Build-2</meta:generator>
    <dc:date>2013-07-17T08:30:13</dc:date>
    <dc:creator>Bo Morgan</dc:creator>
    <meta:editing-duration>PT15M</meta:editing-duration>
    <meta:editing-cycles>4</meta:editing-cycles>
    <meta:document-statistic meta:object-count="7"/>
  </office:meta>
</office:document-meta>
</file>